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fo:language="en" fo:country="US" officeooo:rsid="000147d0" officeooo:paragraph-rsid="000147d0" style:font-size-asian="10.5pt"/>
    </style:style>
    <style:style style:name="T1" style:family="text">
      <style:text-properties officeooo:rsid="0002e3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bject : Businesses should hire employees for their entire life. Do you agree or disagree ?</text:p>
      <text:p text:style-name="P1"><text:tab/>Crises after crisis, huge waves of layoffs after layoffs, many salaries think that in their interest they should be hired for their entire life. </text:p>
      <text:p text:style-name="P1"><text:tab/>However, we can wonder whether if for companies is worth to hire salaries for entire life.</text:p>
      <text:p text:style-name="P1"><text:tab/></text:p>
      <text:p text:style-name="P1"><text:tab/>First of all, the world is evolving more and more quickly, in fact, thanks to the digital revolution, salaries have to be more and more specialized in their field. Otherwise, they would be replaced by a robot with a software. That is <text:span text:style-name="T1">especially</text:span> true in the industrial field, for example, <text:span text:style-name="T1">in</text:span> the assembl<text:span text:style-name="T1">y</text:span> line, <text:span text:style-name="T1">more and more robots are included in the process. That's why, businesses can't gain productivity if they hire their salaries for their entire life.</text:span></text:p>
      <text:p text:style-name="P1"><text:tab/><text:span text:style-name="T1">Secondly, most of the salaries don't wish to stay all their life in the same company especially when they are young and inexperienced. So if they want to quit their job, they would have to stay because of the contract. </text:span></text:p>
      <text:p text:style-name="P1"><text:tab/><text:span text:style-name="T1">Finally, in our context of liberalism, companies should be able to have the choice to hire their employees as they want in order to be more competitive. In fact, if a company have little growth but think that it will faster if they hire few employees, this company would hire them for a short period of time.</text:span></text:p>
      <text:p text:style-name="P1"><text:tab/><text:span text:style-name="T1">To put it all in a nutshell, the</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20:01:58.054539304</meta:creation-date>
    <dc:date>2015-09-26T20:33:27.666449177</dc:date>
    <meta:editing-duration>PT16M9S</meta:editing-duration>
    <meta:editing-cycles>1</meta:editing-cycles>
    <meta:document-statistic meta:table-count="0" meta:image-count="0" meta:object-count="0" meta:page-count="1" meta:paragraph-count="8" meta:word-count="239" meta:character-count="1351" meta:non-whitespace-character-count="1109"/>
    <meta:generator>LibreOffice/4.2.8.2$Linux_X86_64 LibreOffice_project/420m0$Build-2</meta:generator>
  </office:meta>
</office:document-meta>
</file>